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middle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fo:background-color="#3D85C6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CCCCCC" style:vertical-align="middle" fo:background-color="#3D85C6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thin solid #A6A6A6" style:vertical-align="middle" fo:background-color="#3D85C6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/>
    </style:style>
    <style:style style:name="ce10" style:family="table-cell" style:parent-style-name="Default" style:data-style-name="N0">
      <style:table-cell-properties style:vertical-align="top" fo:wrap-option="wrap"/>
      <style:text-properties fo:color="#000000"/>
    </style:style>
    <style:style style:name="ce11" style:family="table-cell" style:parent-style-name="Default" style:data-style-name="N0">
      <style:table-cell-properties style:vertical-align="top"/>
      <style:text-properties fo:color="#000000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/>
    </style:style>
    <style:style style:name="ce20" style:family="table-cell" style:parent-style-name="Default" style:data-style-name="N0">
      <style:table-cell-properties style:vertical-align="top"/>
      <style:text-properties fo:color="#000000"/>
    </style:style>
    <style:style style:name="ce21" style:family="table-cell" style:parent-style-name="Default" style:data-style-name="N0">
      <style:table-cell-properties style:vertical-align="top" fo:wrap-option="wrap"/>
    </style:style>
    <style:style style:name="ce22" style:family="table-cell" style:parent-style-name="Default" style:data-style-name="N0">
      <style:table-cell-properties style:vertical-align="top" fo:wrap-option="wrap"/>
    </style:style>
    <style:style style:name="ce2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/>
    </style:style>
    <style:style style:name="ce24" style:family="table-cell" style:parent-style-name="Default" style:data-style-name="N0">
      <style:table-cell-properties style:vertical-align="top"/>
    </style:style>
    <style:style style:name="ce2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14854166666667cm" style:use-optimal-column-width="true"/>
    </style:style>
    <style:style style:name="co5" style:family="table-column">
      <style:table-column-properties fo:break-before="auto" style:column-width="7.46125cm"/>
    </style:style>
    <style:style style:name="co6" style:family="table-column">
      <style:table-column-properties fo:break-before="auto" style:column-width="8.969375cm"/>
    </style:style>
    <style:style style:name="co7" style:family="table-column">
      <style:table-column-properties fo:break-before="auto" style:column-width="11.826875cm"/>
    </style:style>
    <style:style style:name="co8" style:family="table-column">
      <style:table-column-properties fo:break-before="auto" style:column-width="9.233958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51pt" style:use-optimal-row-height="false" fo:break-before="auto"/>
    </style:style>
    <style:style style:name="ro2" style:family="table-row">
      <style:table-row-properties style:row-height="57.75pt" style:use-optimal-row-height="fals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3.5pt" style:use-optimal-row-height="true" fo:break-before="auto"/>
    </style:style>
    <style:style style:name="ro6" style:family="table-row">
      <style:table-row-properties style:row-height="7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6">
            <text:p>Defect #</text:p>
          </table:table-cell>
          <table:table-cell office:value-type="string" table:style-name="ce5">
            <text:p>Status</text:p>
          </table:table-cell>
          <table:table-cell office:value-type="string" table:style-name="ce4">
            <text:p>Raised By</text:p>
          </table:table-cell>
          <table:table-cell office:value-type="string" table:style-name="ce4">
            <text:p>Tested on Version</text:p>
          </table:table-cell>
          <table:table-cell office:value-type="string" table:style-name="ce4">
            <text:p>TestCase Id</text:p>
          </table:table-cell>
          <table:table-cell office:value-type="string" table:style-name="ce4">
            <text:p>Steps to Reproduce</text:p>
          </table:table-cell>
          <table:table-cell office:value-type="string" table:style-name="ce4">
            <text:p>Expected Results</text:p>
          </table:table-cell>
          <table:table-cell office:value-type="string" table:style-name="ce4">
            <text:p>Actual Results</text:p>
          </table:table-cell>
          <table:table-cell office:value-type="string" table:style-name="ce4">
            <text:p>Priority</text:p>
          </table:table-cell>
          <table:table-cell office:value-type="string" table:style-name="ce4">
            <text:p>Severity</text:p>
          </table:table-cell>
          <table:table-cell table:number-columns-repeated="11" table:style-name="ce2"/>
          <table:table-cell table:style-name="ce3"/>
          <table:table-cell table:number-columns-repeated="16362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8">
            <text:p>TC_Guru99_NcNameField_004</text:p>
          </table:table-cell>
          <table:table-cell office:value-type="string" table:style-name="ce14">
            <text:p>1) Enter First character Blank space</text:p>
          </table:table-cell>
          <table:table-cell office:value-type="string" table:style-name="ce9">
            <text:p>An error message "First character cannot have space" must be shown in Name Field</text:p>
          </table:table-cell>
          <table:table-cell office:value-type="string" table:style-name="ce9">
            <text:p>An error message "Numb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7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AddressField_005</text:p>
          </table:table-cell>
          <table:table-cell office:value-type="string" table:style-name="ce10">
            <text:p>1) Do not enter a value in ADDRESS Field</text:p>
            <text:p>2) Press TAB and move to next Field</text:p>
          </table:table-cell>
          <table:table-cell office:value-type="string" table:style-name="ce10">
            <text:p>An error message "Address canot be empty" must be shown in Address Field</text:p>
          </table:table-cell>
          <table:table-cell office:value-type="string" table:style-name="ce12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8">
            <text:p>TC_Guru99_NcAddressField_006</text:p>
          </table:table-cell>
          <table:table-cell office:value-type="string" table:style-name="ce8">
            <text:p>1) Enter First character Blank space</text:p>
          </table:table-cell>
          <table:table-cell office:value-type="string" table:style-name="ce9">
            <text:p>An error message "First character cannot have space" must be shown in Address Field</text:p>
          </table:table-cell>
          <table:table-cell office:value-type="string" table:style-name="ce12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4" table:style-name="ce7">
            <text:p>4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AddressField_007</text:p>
          </table:table-cell>
          <table:table-cell office:value-type="string" table:style-name="ce8">
            <text:p>1) Enter Special Character In Address Field</text:p>
          </table:table-cell>
          <table:table-cell office:value-type="string" table:style-name="ce10">
            <text:p>An error message "Special characters are not allowed" must be shown Address</text:p>
          </table:table-cell>
          <table:table-cell office:value-type="string" table:style-name="ce12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5" table:style-name="ce7">
            <text:p>5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8">
            <text:p>TC_Guru99_NcCityField_011</text:p>
          </table:table-cell>
          <table:table-cell office:value-type="string" table:style-name="ce8">
            <text:p>1) Enter First character Blank space</text:p>
          </table:table-cell>
          <table:table-cell office:value-type="string" table:style-name="ce13">
            <text:p>An error message "First character cannot have space" must be shown in City Field</text:p>
          </table:table-cell>
          <table:table-cell office:value-type="string" table:style-name="ce10">
            <text:p>An error message "Numb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StateField_015</text:p>
          </table:table-cell>
          <table:table-cell office:value-type="string" table:style-name="ce17">
            <text:p>1) Enter First character Blank space</text:p>
          </table:table-cell>
          <table:table-cell office:value-type="string" table:style-name="ce10">
            <text:p>An error message "First character cannot have space" must be shown in State Field</text:p>
          </table:table-cell>
          <table:table-cell office:value-type="string" table:style-name="ce10">
            <text:p>An error message "Numb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PINField_020</text:p>
          </table:table-cell>
          <table:table-cell office:value-type="string" table:style-name="ce17">
            <text:p>1) Enter First character Blank space</text:p>
          </table:table-cell>
          <table:table-cell office:value-type="string" table:style-name="ce10">
            <text:p>An error message "First character cannot have space" must be shown in PIN Field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PINField_021</text:p>
          </table:table-cell>
          <table:table-cell office:value-type="string" table:style-name="ce17">
            <text:p>1) Enter First character Blank space</text:p>
          </table:table-cell>
          <table:table-cell office:value-type="string" table:style-name="ce10">
            <text:p>An error message "PIN can not have space" must be shown in PIN Field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7" table:style-name="ce7">
            <text:p>7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TelephoneField_023</text:p>
          </table:table-cell>
          <table:table-cell office:value-type="string" table:style-name="ce17">
            <text:p>1) Enter First character Blank space</text:p>
          </table:table-cell>
          <table:table-cell office:value-type="string" table:style-name="ce10">
            <text:p>An error message "First character cannot have space" must be shown in Telephone Field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9">
            <text:p>TC_Guru99_NcTelephoneField_024</text:p>
          </table:table-cell>
          <table:table-cell office:value-type="string" table:style-name="ce17">
            <text:p>1) Enter Blank space in Telephone</text:p>
          </table:table-cell>
          <table:table-cell office:value-type="string" table:style-name="ce10">
            <text:p>An error message "Telephone cannot have spaces" must be shown in Telephone Field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7">
            <text:p>TC_Guru99_NcEmailField_029</text:p>
          </table:table-cell>
          <table:table-cell office:value-type="string" table:style-name="ce17">
            <text:p>1) Enter First character Blank space</text:p>
          </table:table-cell>
          <table:table-cell office:value-type="string" table:style-name="ce10">
            <text:p>An error message "Email_ID is not valid" must be shown in Email Field</text:p>
          </table:table-cell>
          <table:table-cell office:value-type="string" table:style-name="ce15">
            <text:p>No error message is shown</text:p>
          </table:table-cell>
          <table:table-cell office:value-type="string" table:style-name="ce7">
            <text:p>Low</text:p>
          </table:table-cell>
          <table:table-cell office:value-type="string" table:style-name="ce7">
            <text:p>Low</text:p>
          </table:table-cell>
          <table:table-cell table:number-columns-repeated="16374" table:style-name="ce1"/>
        </table:table-row>
        <table:table-row table:style-name="ro4">
          <table:table-cell office:value-type="float" office:value="10" table:style-name="ce7">
            <text:p>10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cVerifyField_030</text:p>
          </table:table-cell>
          <table:table-cell office:value-type="string" table:style-name="ce19">
            <text:p>Cross check Field names with that in SRS</text:p>
          </table:table-cell>
          <table:table-cell office:value-type="string" table:style-name="ce20">
            <text:p>Field names in SRS and system should match</text:p>
          </table:table-cell>
          <table:table-cell office:value-type="string" table:style-name="ce12">
            <text:p>Telephone Number will be "Mobile Number"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11" table:style-name="ce7">
            <text:p>11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CustomerID_003</text:p>
          </table:table-cell>
          <table:table-cell office:value-type="string" table:style-name="ce10">
            <text:p>1) Enter character value in Customer id Field</text:p>
          </table:table-cell>
          <table:table-cell office:value-type="string" table:style-name="ce10">
            <text:p>An error message "Characters are not allowed" must be shown<text:s/></text:p>
          </table:table-cell>
          <table:table-cell office:value-type="string" table:style-name="ce12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 table:style-name="ce1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CustomerID_004</text:p>
          </table:table-cell>
          <table:table-cell office:value-type="string" table:style-name="ce10">
            <text:p>1) Enter valid Customer id</text:p>
            <text:p>2) Submit</text:p>
          </table:table-cell>
          <table:table-cell office:value-type="string" table:style-name="ce10">
            <text:p>Edit Customer successfully redirect to Edit Customer Page</text:p>
          </table:table-cell>
          <table:table-cell office:value-type="string" table:style-name="ce21">
            <text:p>pop up message "Please fill all fields" is shown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 table:style-name="ce1"/>
        </table:table-row>
        <table:table-row table:style-name="ro3">
          <table:table-cell office:value-type="float" office:value="13" table:style-name="ce7">
            <text:p>13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EcNameField_005</text:p>
          </table:table-cell>
          <table:table-cell office:value-type="string" table:style-name="ce23">
            <text:p>1) Do not enter a value in NAME Field</text:p>
            <text:p>2) Press TAB and move to next Field</text:p>
          </table:table-cell>
          <table:table-cell office:value-type="string" table:style-name="ce10">
            <text:p>An error message "Customer name must not be blank" must shown in Nam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 table:style-name="ce1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6">
            <text:p>TC_Guru99_EcNameField_006</text:p>
          </table:table-cell>
          <table:table-cell office:value-type="string" table:style-name="ce10">
            <text:p>1) Enter numeric value in NAME Field</text:p>
          </table:table-cell>
          <table:table-cell office:value-type="string" table:style-name="ce10">
            <text:p>An error message "Numbers are not allowed" must be shown in Nam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15" table:style-name="ce7">
            <text:p>15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6">
            <text:p>TC_Guru99_EcNameField_007</text:p>
          </table:table-cell>
          <table:table-cell office:value-type="string" table:style-name="ce10">
            <text:p>1) Enter Special Character In NAME Field</text:p>
          </table:table-cell>
          <table:table-cell office:value-type="string" table:style-name="ce10">
            <text:p>An error message "Special characters are not allowed" must be shown in Nam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16" table:style-name="ce7">
            <text:p>16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AddressField_008</text:p>
          </table:table-cell>
          <table:table-cell office:value-type="string" table:style-name="ce10">
            <text:p>1) Do not enter a value in ADDRESS Field</text:p>
            <text:p>2) Press TAB and move to next Field</text:p>
          </table:table-cell>
          <table:table-cell office:value-type="string" table:style-name="ce10">
            <text:p>An error message "Address canot be empty" must be shown in Address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17" table:style-name="ce7">
            <text:p>17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CityField_009</text:p>
          </table:table-cell>
          <table:table-cell office:value-type="string" table:style-name="ce23">
            <text:p>1) Do not enter a value in City Field</text:p>
            <text:p>2) Press TAB and move to next Field</text:p>
          </table:table-cell>
          <table:table-cell office:value-type="string" table:style-name="ce10">
            <text:p>An error message "City Field must be not blank" must be shown in City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18" table:style-name="ce7">
            <text:p>18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CityField_010</text:p>
          </table:table-cell>
          <table:table-cell office:value-type="string" table:style-name="ce11">
            <text:p>1) Enter numeric value in CITY Field</text:p>
          </table:table-cell>
          <table:table-cell office:value-type="string" table:style-name="ce10">
            <text:p>An error message "Numbers are not allowed" must be shown in City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19" table:style-name="ce7">
            <text:p>19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CityField_011</text:p>
          </table:table-cell>
          <table:table-cell office:value-type="string" table:style-name="ce10">
            <text:p>1) Enter Special Character In CITY Field</text:p>
          </table:table-cell>
          <table:table-cell office:value-type="string" table:style-name="ce10">
            <text:p>An error message "Special characters are not allowed" must be shown in City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0" table:style-name="ce7">
            <text:p>20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StateField_012</text:p>
          </table:table-cell>
          <table:table-cell office:value-type="string" table:style-name="ce23">
            <text:p>1) Do not enter a value in STATE Field</text:p>
            <text:p>2) Press TAB and move to next Field</text:p>
          </table:table-cell>
          <table:table-cell office:value-type="string" table:style-name="ce10">
            <text:p>An error message "STATE must not be blank</text:p>
            <text:p>" must be shown <text:s/>in Stat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1" table:style-name="ce7">
            <text:p>21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StateField_013</text:p>
          </table:table-cell>
          <table:table-cell office:value-type="string" table:style-name="ce10">
            <text:p>1) Enter numeric value in STATE Field</text:p>
          </table:table-cell>
          <table:table-cell office:value-type="string" table:style-name="ce10">
            <text:p>An error message "Numbers are not allowed" must be shown in Stat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2" table:style-name="ce7">
            <text:p>22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StateField_014</text:p>
          </table:table-cell>
          <table:table-cell office:value-type="string" table:style-name="ce10">
            <text:p>1) Enter Special Character In STATE Field</text:p>
          </table:table-cell>
          <table:table-cell office:value-type="string" table:style-name="ce10">
            <text:p>An error message "Special characters are not allowed" must be shown in Stat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3" table:style-name="ce7">
            <text:p>23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PINField_015</text:p>
          </table:table-cell>
          <table:table-cell office:value-type="string" table:style-name="ce10">
            <text:p>1) Enter character value in PIN Field</text:p>
          </table:table-cell>
          <table:table-cell office:value-type="string" table:style-name="ce10">
            <text:p>An error message "Characters are not allowed" must be shown in PIN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4" table:style-name="ce7">
            <text:p>24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PINField_016</text:p>
          </table:table-cell>
          <table:table-cell office:value-type="string" table:style-name="ce23">
            <text:p>1) Do not enter a value in PIN Field</text:p>
            <text:p>2) Press TAB and move to next Field</text:p>
          </table:table-cell>
          <table:table-cell office:value-type="string" table:style-name="ce10">
            <text:p>An error message "PIN Code must not be blank" must be shown in PIN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5" table:style-name="ce7">
            <text:p>25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PINField_017</text:p>
          </table:table-cell>
          <table:table-cell office:value-type="string" table:style-name="ce23">
            <text:p>1) Enter More than 6 digit in PIN field</text:p>
            <text:p>2) Enter Less Than 6 digit in PIN field</text:p>
          </table:table-cell>
          <table:table-cell office:value-type="string" table:style-name="ce10">
            <text:p>An error message "PIN Code must have 6 Digits" must be shown in PIN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6" table:style-name="ce7">
            <text:p>26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PINField_018</text:p>
          </table:table-cell>
          <table:table-cell office:value-type="string" table:style-name="ce10">
            <text:p>1) Enter Special Character In PIN Field</text:p>
          </table:table-cell>
          <table:table-cell office:value-type="string" table:style-name="ce10">
            <text:p>An error message "Special characters are not allowed" must be shown in PIN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7" table:style-name="ce7">
            <text:p>27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TelephoneField_019</text:p>
          </table:table-cell>
          <table:table-cell office:value-type="string" table:style-name="ce23">
            <text:p>1) Do not enter a value in Telephone Field</text:p>
            <text:p>2) Press TAB and move to next Field</text:p>
          </table:table-cell>
          <table:table-cell office:value-type="string" table:style-name="ce10">
            <text:p>An error message "Telephone no must not be blank" must be shown <text:s/>in Telephon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8" table:style-name="ce7">
            <text:p>28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TelephoneField_020</text:p>
          </table:table-cell>
          <table:table-cell office:value-type="string" table:style-name="ce10">
            <text:p>1) Enter Special Character In Telephone Field</text:p>
          </table:table-cell>
          <table:table-cell office:value-type="string" table:style-name="ce10">
            <text:p>An error message "Special characters are not allowed" must be shown in Telephon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29" table:style-name="ce7">
            <text:p>29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EmailField_021</text:p>
          </table:table-cell>
          <table:table-cell office:value-type="string" table:style-name="ce23">
            <text:p>1) Do not enter a value in EMAIL Field</text:p>
            <text:p>2) Press TAB and move to next Field</text:p>
          </table:table-cell>
          <table:table-cell office:value-type="string" table:style-name="ce10">
            <text:p>An error message "Email_ID must not be blank" must be shown in Email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5">
          <table:table-cell office:value-type="float" office:value="30" table:style-name="ce7">
            <text:p>30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EmailField_022</text:p>
          </table:table-cell>
          <table:table-cell office:value-type="string" table:style-name="ce11">
            <text:p>1) Enter invalide Email in Email field</text:p>
          </table:table-cell>
          <table:table-cell office:value-type="string" table:style-name="ce10">
            <text:p>An error message "Email must be in format <text:s/>example@example.com" must be shown in Email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5">
          <table:table-cell office:value-type="float" office:value="31" table:style-name="ce7">
            <text:p>31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cEmailField_023</text:p>
          </table:table-cell>
          <table:table-cell office:value-type="string" table:style-name="ce11">
            <text:p>1) Enter invalide Email in Email field</text:p>
          </table:table-cell>
          <table:table-cell office:value-type="string" table:style-name="ce10">
            <text:p>An error message "Email must be in format <text:s/>example@example.com" must be shown in Email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32" table:style-name="ce7">
            <text:p>32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CustomerID_001</text:p>
          </table:table-cell>
          <table:table-cell office:value-type="string" table:style-name="ce23">
            <text:p>1) Do not enter a value in Customer id Field</text:p>
            <text:p>2) Press TAB and move to next Field</text:p>
          </table:table-cell>
          <table:table-cell office:value-type="string" table:style-name="ce10">
            <text:p>An error message "Customer ID is required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33" table:style-name="ce7">
            <text:p>33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CustomerID_002</text:p>
          </table:table-cell>
          <table:table-cell office:value-type="string" table:style-name="ce10">
            <text:p>1) Enter Special Character In Customer id Field</text:p>
          </table:table-cell>
          <table:table-cell office:value-type="string" table:style-name="ce10">
            <text:p>An error message "Special characters are not allowed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34" table:style-name="ce7">
            <text:p>34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CustomerID_003</text:p>
          </table:table-cell>
          <table:table-cell office:value-type="string" table:style-name="ce10">
            <text:p>1) Enter character value in Customer id Field</text:p>
          </table:table-cell>
          <table:table-cell office:value-type="string" table:style-name="ce10">
            <text:p>An error message "Characters are not allowed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35" table:style-name="ce7">
            <text:p>35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CustomerID_004</text:p>
          </table:table-cell>
          <table:table-cell office:value-type="string" table:style-name="ce10">
            <text:p>1) Customer Id cannot have Blank space</text:p>
            <text:p>2) Press Tab</text:p>
          </table:table-cell>
          <table:table-cell office:value-type="string" table:style-name="ce10">
            <text:p>An error message "Customer id cannot have blank space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36" table:style-name="ce7">
            <text:p>36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CustomerID_005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Customer id cannot have first character space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37" table:style-name="ce7">
            <text:p>37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InitialDeposit_006</text:p>
          </table:table-cell>
          <table:table-cell office:value-type="string" table:style-name="ce23">
            <text:p>1) Do not enter a value in Initial Deposit Field</text:p>
            <text:p>2) Press TAB and move to next Field</text:p>
          </table:table-cell>
          <table:table-cell office:value-type="string" table:style-name="ce10">
            <text:p>An error message "Initial deposit <text:s/>must not be blank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38" table:style-name="ce7">
            <text:p>38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InitialDeposit_007</text:p>
          </table:table-cell>
          <table:table-cell office:value-type="string" table:style-name="ce10">
            <text:p>1) Enter character value in Initial Deposit Field</text:p>
          </table:table-cell>
          <table:table-cell office:value-type="string" table:style-name="ce10">
            <text:p>An error message "Characters are not allowed" must be shown in Initial Deposit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39" table:style-name="ce7">
            <text:p>39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InitialDeposit_008</text:p>
          </table:table-cell>
          <table:table-cell office:value-type="string" table:style-name="ce10">
            <text:p>1) Enter Special Character In Initial Deposit Field</text:p>
          </table:table-cell>
          <table:table-cell office:value-type="string" table:style-name="ce10">
            <text:p>An error message "Special characters are not allowed" must be shown in Initial Deposit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40" table:style-name="ce7">
            <text:p>4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InitialDeposit_009</text:p>
          </table:table-cell>
          <table:table-cell office:value-type="string" table:style-name="ce10">
            <text:p>1) Initial Deposit cannot have Blank space</text:p>
            <text:p>2) Press Tab<text:s/></text:p>
          </table:table-cell>
          <table:table-cell office:value-type="string" table:style-name="ce10">
            <text:p>An error message "Initial Deposit cannot have blank space" must be shown in Initial Deposit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41" table:style-name="ce7">
            <text:p>41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NaInitialDeposit_010</text:p>
          </table:table-cell>
          <table:table-cell office:value-type="string" table:style-name="ce11">
            <text:p>1) Enter First character Blank space</text:p>
          </table:table-cell>
          <table:table-cell office:value-type="string" table:style-name="ce10">
            <text:p>An error message "First character cannot have space" must be shown in Initial Deposit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42" table:style-name="ce7">
            <text:p>4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AccountNumber_004</text:p>
          </table:table-cell>
          <table:table-cell office:value-type="string" table:style-name="ce13">
            <text:p>1) Enter valid Account Number</text:p>
            <text:p>2) Submit<text:s/></text:p>
          </table:table-cell>
          <table:table-cell office:value-type="string" table:style-name="ce10">
            <text:p>Edit Account successfully redirect to Edit Account Form</text:p>
          </table:table-cell>
          <table:table-cell office:value-type="string" table:style-name="ce11">
            <text:p>https://demo.guru99.com/V1/html/editAccountPage.php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5">
          <table:table-cell office:value-type="float" office:value="43" table:style-name="ce7">
            <text:p>43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AccountNumber_006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Account Number cannot have first character space" must be shown in Account Number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44" table:style-name="ce7">
            <text:p>44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CustomerID_007</text:p>
          </table:table-cell>
          <table:table-cell office:value-type="string" table:style-name="ce23">
            <text:p>1) Do not enter a value in Customer id Field</text:p>
            <text:p>2) Press TAB and move to next Field</text:p>
          </table:table-cell>
          <table:table-cell office:value-type="string" table:style-name="ce10">
            <text:p>An error message "Customer ID is required" must be shown<text:s/>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45" table:style-name="ce7">
            <text:p>45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CustomerID_008</text:p>
          </table:table-cell>
          <table:table-cell office:value-type="string" table:style-name="ce10">
            <text:p>1) Enter Special Character In Customer id Field</text:p>
          </table:table-cell>
          <table:table-cell office:value-type="string" table:style-name="ce10">
            <text:p>An error message "Customer ID cannot have Special character" must be shown <text:s/>in Customer id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46" table:style-name="ce7">
            <text:p>4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CustomerID_009</text:p>
          </table:table-cell>
          <table:table-cell office:value-type="string" table:style-name="ce10">
            <text:p>1) Enter character value in Customer id Field</text:p>
          </table:table-cell>
          <table:table-cell office:value-type="string" table:style-name="ce10">
            <text:p>An error message "Characters are not allowed" must be shown <text:s/>in Customer id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47" table:style-name="ce7">
            <text:p>47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CustomerID_010</text:p>
          </table:table-cell>
          <table:table-cell office:value-type="string" table:style-name="ce10">
            <text:p>1) Customer Id cannot have Blank space</text:p>
            <text:p>2) Press Tab</text:p>
          </table:table-cell>
          <table:table-cell office:value-type="string" table:style-name="ce10">
            <text:p>An error message "Customer id cannot have blank space" must be shown <text:s/>in Customer id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5">
          <table:table-cell office:value-type="float" office:value="48" table:style-name="ce7">
            <text:p>48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CustomerID_011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Customer id cannot have first character space" must be shown in Customer ID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49" table:style-name="ce7">
            <text:p>49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Balance_012</text:p>
          </table:table-cell>
          <table:table-cell office:value-type="string" table:style-name="ce23">
            <text:p>1) Do not enter a value in Balance Field</text:p>
            <text:p>2) Press TAB and move to next Field</text:p>
          </table:table-cell>
          <table:table-cell office:value-type="string" table:style-name="ce10">
            <text:p>An error message "Balance cannot be empty" must be shown in Balanc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50" table:style-name="ce7">
            <text:p>5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Balance_013</text:p>
          </table:table-cell>
          <table:table-cell office:value-type="string" table:style-name="ce10">
            <text:p>1) Enter Special Character In Balance <text:s/>Field</text:p>
          </table:table-cell>
          <table:table-cell office:value-type="string" table:style-name="ce10">
            <text:p>An error message "Balance cannot have Special character" must be shown in Balanc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51" table:style-name="ce7">
            <text:p>5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Balance_014</text:p>
          </table:table-cell>
          <table:table-cell office:value-type="string" table:style-name="ce10">
            <text:p>1) Enter character value in Balance Field</text:p>
          </table:table-cell>
          <table:table-cell office:value-type="string" table:style-name="ce10">
            <text:p>An error message "Characters are not allowed" must be shown in Balanc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52" table:style-name="ce7">
            <text:p>5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Balance_015</text:p>
          </table:table-cell>
          <table:table-cell office:value-type="string" table:style-name="ce10">
            <text:p>1) Balance cannot have Blank space</text:p>
            <text:p>2) Press Tab</text:p>
          </table:table-cell>
          <table:table-cell office:value-type="string" table:style-name="ce10">
            <text:p>An error message "Balance cannot have blank space" must be shown in Balanc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5">
          <table:table-cell office:value-type="float" office:value="53" table:style-name="ce7">
            <text:p>53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EaBalance_016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Balance cannot have first character space" must be shown in Balance Field</text:p>
          </table:table-cell>
          <table:table-cell office:value-type="string" table:style-name="ce21">
            <text:p>Cannot be executed due to connection issue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5">
          <table:table-cell office:value-type="float" office:value="54" table:style-name="ce7">
            <text:p>54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DaAccountNumber_004</text:p>
          </table:table-cell>
          <table:table-cell office:value-type="string" table:style-name="ce10">
            <text:p>1) Account number cannot have Blank space</text:p>
            <text:p>2) Press Tab</text:p>
          </table:table-cell>
          <table:table-cell office:value-type="string" table:style-name="ce10">
            <text:p>An error message "Account Number cannot have blank space" must be shown in Account Number Field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55" table:style-name="ce7">
            <text:p>55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DaAccountNumber_005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Account Number cannot have first character space" must be shown in Account Number Field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56" table:style-name="ce7">
            <text:p>5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DcCustomerID_003</text:p>
          </table:table-cell>
          <table:table-cell office:value-type="string" table:style-name="ce10">
            <text:p>1) Enter character value in Customer id Field</text:p>
          </table:table-cell>
          <table:table-cell office:value-type="string" table:style-name="ce10">
            <text:p>An error message "Characters are not allowed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57" table:style-name="ce7">
            <text:p>57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DcCustomerID_004</text:p>
          </table:table-cell>
          <table:table-cell office:value-type="string" table:style-name="ce10">
            <text:p>1) Customer Id cannot have Blank space</text:p>
            <text:p>2) Press Tab</text:p>
          </table:table-cell>
          <table:table-cell office:value-type="string" table:style-name="ce10">
            <text:p>An error message "Customer id cannot have blank space" must be shown in Customer ID Field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58" table:style-name="ce7">
            <text:p>58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DcCustomerID_005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Customer id cannot have first character space" must be shown in Customer ID Field</text:p>
          </table:table-cell>
          <table:table-cell office:value-type="string" table:style-name="ce10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59" table:style-name="ce7">
            <text:p>59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MsAccountNumber_004</text:p>
          </table:table-cell>
          <table:table-cell office:value-type="string" table:style-name="ce10">
            <text:p>1) Account number cannot have Blank space</text:p>
            <text:p>2) Press Tab</text:p>
          </table:table-cell>
          <table:table-cell office:value-type="string" table:style-name="ce10">
            <text:p>An error message "Account Number cannot have blank space" must be shown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0" table:style-name="ce7">
            <text:p>6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MsAccountNumber_005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Account Number cannot have first character space" must be shown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1" table:style-name="ce7">
            <text:p>6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CsAccountNumber_004</text:p>
          </table:table-cell>
          <table:table-cell office:value-type="string" table:style-name="ce10">
            <text:p>1) Account number cannot have Blank space</text:p>
            <text:p>2) Press Tab</text:p>
          </table:table-cell>
          <table:table-cell office:value-type="string" table:style-name="ce10">
            <text:p>An error message "Account Number cannot have blank space" must be shown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2" table:style-name="ce7">
            <text:p>6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1">
            <text:p>TC_Guru99_CsAccountNumber_005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Account Number cannot have first character space" must be shown</text:p>
          </table:table-cell>
          <table:table-cell office:value-type="string" table:style-name="ce10">
            <text:p>An error message "Characters are not allowed" is shown<text:s/>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3" table:style-name="ce7">
            <text:p>63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AmountLowerLimit_006</text:p>
          </table:table-cell>
          <table:table-cell office:value-type="string" table:style-name="ce23">
            <text:p>1) Do not enter a value in Amount Lower Limit</text:p>
            <text:p>2) Press TAB and move to next Field</text:p>
          </table:table-cell>
          <table:table-cell office:value-type="string" table:style-name="ce10">
            <text:p>An error message "Amount Lower Limit must not be blank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64" table:style-name="ce7">
            <text:p>64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AmountLowerLimit_007</text:p>
          </table:table-cell>
          <table:table-cell office:value-type="string" table:style-name="ce10">
            <text:p>1) Enter character value in Amount Lower Limit Field</text:p>
          </table:table-cell>
          <table:table-cell office:value-type="string" table:style-name="ce10">
            <text:p>An error message "Characters are not allowed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65" table:style-name="ce7">
            <text:p>65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AmountLowerLimit_008</text:p>
          </table:table-cell>
          <table:table-cell office:value-type="string" table:style-name="ce10">
            <text:p>1) Enter Special Character In Amount Lower Limit Field</text:p>
          </table:table-cell>
          <table:table-cell office:value-type="string" table:style-name="ce10">
            <text:p>An error message "Special characters are not allowed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6" table:style-name="ce7">
            <text:p>6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AmountLowerLimit_009</text:p>
          </table:table-cell>
          <table:table-cell office:value-type="string" table:style-name="ce10">
            <text:p>1) Amount Lower Limit cannot have Blank space</text:p>
            <text:p>2) Press Tab</text:p>
          </table:table-cell>
          <table:table-cell office:value-type="string" table:style-name="ce10">
            <text:p>An error message "Amount Lower Limit cannot have blank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7" table:style-name="ce7">
            <text:p>67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AmountLowerLimit_010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Amount Lower Limit cannot have first character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68" table:style-name="ce7">
            <text:p>68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NumberofTransaction _011</text:p>
          </table:table-cell>
          <table:table-cell office:value-type="string" table:style-name="ce23">
            <text:p>1) Do not enter a value in Number of Transaction</text:p>
            <text:p>2) Press TAB and move to next Field</text:p>
          </table:table-cell>
          <table:table-cell office:value-type="string" table:style-name="ce10">
            <text:p>An error message "Number of Transaction must not be blank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69" table:style-name="ce7">
            <text:p>69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NumberofTransaction_012</text:p>
          </table:table-cell>
          <table:table-cell office:value-type="string" table:style-name="ce10">
            <text:p>1) Enter character value in Number of Transaction Field</text:p>
          </table:table-cell>
          <table:table-cell office:value-type="string" table:style-name="ce10">
            <text:p>An error message "Characters are not allowed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3">
          <table:table-cell office:value-type="float" office:value="70" table:style-name="ce7">
            <text:p>70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NumberofTransaction_013</text:p>
          </table:table-cell>
          <table:table-cell office:value-type="string" table:style-name="ce10">
            <text:p>1) Enter Special Character In Number of Transaction Field</text:p>
          </table:table-cell>
          <table:table-cell office:value-type="string" table:style-name="ce10">
            <text:p>An error message "Special characters are not allowed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71" table:style-name="ce7">
            <text:p>7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NumberofTransaction_014</text:p>
          </table:table-cell>
          <table:table-cell office:value-type="string" table:style-name="ce10">
            <text:p>1) Number of Transaction cannot have Blank space</text:p>
            <text:p>2) Press Tab</text:p>
          </table:table-cell>
          <table:table-cell office:value-type="string" table:style-name="ce10">
            <text:p>An error message "Number of Transaction cannot have blank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5">
          <table:table-cell office:value-type="float" office:value="72" table:style-name="ce7">
            <text:p>72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0">
            <text:p>TC_Guru99_CsNumberofTransaction_015</text:p>
          </table:table-cell>
          <table:table-cell office:value-type="string" table:style-name="ce10">
            <text:p>1) Enter first character space</text:p>
            <text:p>2) Press Tab</text:p>
            <text:p/>
          </table:table-cell>
          <table:table-cell office:value-type="string" table:style-name="ce10">
            <text:p>An error message "Number of Transaction cannot have first character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7">
            <text:p>Meduim</text:p>
          </table:table-cell>
          <table:table-cell office:value-type="string" table:style-name="ce7">
            <text:p>Meduim</text:p>
          </table:table-cell>
          <table:table-cell table:number-columns-repeated="16374"/>
        </table:table-row>
        <table:table-row table:style-name="ro6">
          <table:table-cell office:value-type="float" office:value="73" table:style-name="ce7">
            <text:p>73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</text:p>
          </table:table-cell>
          <table:table-cell office:value-type="string" table:style-name="ce25">
            <text:p>1)Enter all required fields <text:s text:c="49"/>2)Submit</text:p>
          </table:table-cell>
          <table:table-cell office:value-type="string" table:style-name="ce22">
            <text:p>Message Should be display <text:s/>"Customer added successfully !!"</text:p>
          </table:table-cell>
          <table:table-cell office:value-type="string" table:style-name="ce22">
            <text:p>This page isn’t working</text:p>
            <text:p>demo.guru99.com is currently unable to handle this request.</text:p>
            <text:p>HTTP ERROR 500</text:p>
            <text:p/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74" table:style-name="ce7">
            <text:p>74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2</text:p>
          </table:table-cell>
          <table:table-cell office:value-type="string" table:style-name="ce25">
            <text:p>1)Enter all required fields with existing user data <text:s text:c="20"/>2)Submit</text:p>
          </table:table-cell>
          <table:table-cell office:value-type="string" table:style-name="ce22">
            <text:p>Message Should be displayed "Email Address already exist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75" table:style-name="ce7">
            <text:p>75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3</text:p>
          </table:table-cell>
          <table:table-cell office:value-type="string" table:style-name="ce25">
            <text:p>1)Enter all required fields <text:s text:c="51"/>2)Submit</text:p>
          </table:table-cell>
          <table:table-cell office:value-type="string" table:style-name="ce22">
            <text:p>Message Should be display "Customer records updated successfully!!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76" table:style-name="ce7">
            <text:p>7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4</text:p>
          </table:table-cell>
          <table:table-cell office:value-type="string" table:style-name="ce22">
            <text:p>1)Enter all required fields <text:s text:c="56"/>2)Submit</text:p>
          </table:table-cell>
          <table:table-cell office:value-type="string" table:style-name="ce22">
            <text:p>Message Should be display" customer records cannot be updated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77" table:style-name="ce7">
            <text:p>77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5</text:p>
          </table:table-cell>
          <table:table-cell office:value-type="string" table:style-name="ce22">
            <text:p>1)Enter all required fields <text:s text:c="49"/>2)Submit</text:p>
          </table:table-cell>
          <table:table-cell office:value-type="string" table:style-name="ce22">
            <text:p>Message Should be displayed <text:s/>"You are not authorise to edit this customer!!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78" table:style-name="ce7">
            <text:p>78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6</text:p>
          </table:table-cell>
          <table:table-cell office:value-type="string" table:style-name="ce22">
            <text:p>1)Enter all required fields <text:s text:c="49"/>2)Submit</text:p>
          </table:table-cell>
          <table:table-cell office:value-type="string" table:style-name="ce22">
            <text:p>Message Should be displayed "Account generated successfully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79" table:style-name="ce7">
            <text:p>79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7</text:p>
          </table:table-cell>
          <table:table-cell office:value-type="string" table:style-name="ce22">
            <text:p>1)Enter all fields with customer id and account type already exist</text:p>
          </table:table-cell>
          <table:table-cell office:value-type="string" table:style-name="ce22">
            <text:p>Message Should be displayed "Account generated successfully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0" table:style-name="ce7">
            <text:p>8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8</text:p>
          </table:table-cell>
          <table:table-cell office:value-type="string" table:style-name="ce22">
            <text:p>1)Enter Account Number <text:s text:c="55"/>2)Submit</text:p>
          </table:table-cell>
          <table:table-cell office:value-type="string" table:style-name="ce24">
            <text:p>Display Generated ministatement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1" table:style-name="ce7">
            <text:p>81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9</text:p>
          </table:table-cell>
          <table:table-cell office:value-type="string" table:style-name="ce22">
            <text:p>1)Enter Account Number <text:s text:c="58"/>2)Submit</text:p>
          </table:table-cell>
          <table:table-cell office:value-type="string" table:style-name="ce13">
            <text:p>Message Should be displayed "account detail successfully updated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2" table:style-name="ce7">
            <text:p>82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0</text:p>
          </table:table-cell>
          <table:table-cell office:value-type="string" table:style-name="ce22">
            <text:p>1)Enter Account Number <text:s text:c="58"/>2)Submit</text:p>
          </table:table-cell>
          <table:table-cell office:value-type="string" table:style-name="ce13">
            <text:p>Message Should be displayed <text:s/>"Account does not exist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3" table:style-name="ce7">
            <text:p>83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1</text:p>
          </table:table-cell>
          <table:table-cell office:value-type="string" table:style-name="ce13">
            <text:p>1)Enter all required fields <text:s text:c="53"/>2)Submit</text:p>
          </table:table-cell>
          <table:table-cell office:value-type="string" table:style-name="ce24">
            <text:p>Display Generated Customized Statement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4" table:style-name="ce7">
            <text:p>84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2</text:p>
          </table:table-cell>
          <table:table-cell office:value-type="string" table:style-name="ce22">
            <text:p>1)Enter all required fields <text:s text:c="50"/>2)Submit</text:p>
          </table:table-cell>
          <table:table-cell office:value-type="string" table:style-name="ce22">
            <text:p>Message Should be displayed "Account deleted Successfully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5" table:style-name="ce7">
            <text:p>85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3</text:p>
          </table:table-cell>
          <table:table-cell office:value-type="string" table:style-name="ce13">
            <text:p>1)Enter all required fields <text:s text:c="52"/>2)Submit</text:p>
          </table:table-cell>
          <table:table-cell office:value-type="string" table:style-name="ce13">
            <text:p>Message Should be displayed <text:s/>"Account does not exist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6" table:style-name="ce7">
            <text:p>86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4</text:p>
          </table:table-cell>
          <table:table-cell office:value-type="string" table:style-name="ce22">
            <text:p>1)Enter all required fields of deleted account <text:s text:c="32"/>2)Submit</text:p>
          </table:table-cell>
          <table:table-cell office:value-type="string" table:style-name="ce22">
            <text:p>Message Should be displayed <text:s/>"Account does not exist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7" table:style-name="ce7">
            <text:p>87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5</text:p>
          </table:table-cell>
          <table:table-cell office:value-type="string" table:style-name="ce13">
            <text:p>1)Enter all required fields <text:s text:c="52"/>2)Submit</text:p>
          </table:table-cell>
          <table:table-cell office:value-type="string" table:style-name="ce22">
            <text:p>Message Should be displayed "Customer could not be deleted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8" table:style-name="ce7">
            <text:p>88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6</text:p>
          </table:table-cell>
          <table:table-cell office:value-type="string" table:style-name="ce13">
            <text:p>1)Enter all required field of deleted account</text:p>
            <text:p>2)Submit</text:p>
          </table:table-cell>
          <table:table-cell office:value-type="string" table:style-name="ce13">
            <text:p>Message Should be display"You are not authorise to delete this account "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89" table:style-name="ce7">
            <text:p>89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7</text:p>
          </table:table-cell>
          <table:table-cell office:value-type="string" table:style-name="ce13">
            <text:p>1)Enter all required fields <text:s text:c="52"/>2)Submit</text:p>
          </table:table-cell>
          <table:table-cell office:value-type="string" table:style-name="ce24">
            <text:p>Display Generated ministatement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3">
          <table:table-cell office:value-type="float" office:value="90" table:style-name="ce7">
            <text:p>90</text:p>
          </table:table-cell>
          <table:table-cell office:value-type="string" table:style-name="ce7">
            <text:p>Open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24">
            <text:p>IP18</text:p>
          </table:table-cell>
          <table:table-cell office:value-type="string" table:style-name="ce13">
            <text:p>1)Enter all required fields <text:s text:c="52"/>2)Submit</text:p>
          </table:table-cell>
          <table:table-cell office:value-type="string" table:style-name="ce24">
            <text:p>Display Generated Customized Statement</text:p>
          </table:table-cell>
          <table:table-cell office:value-type="string" table:style-name="ce24">
            <text:p>Connection Error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High</text:p>
          </table:table-cell>
          <table:table-cell table:number-columns-repeated="16374"/>
        </table:table-row>
        <table:table-row table:style-name="ro4">
          <table:table-cell office:value-type="float" office:value="91" table:style-name="ce7">
            <text:p>91</text:p>
          </table:table-cell>
          <table:table-cell office:value-type="string" table:style-name="ce7">
            <text:p>Closed</text:p>
          </table:table-cell>
          <table:table-cell office:value-type="string" table:style-name="ce7">
            <text:p>Rehab Elashri</text:p>
          </table:table-cell>
          <table:table-cell office:value-type="string" table:style-name="ce7">
            <text:p>v1</text:p>
          </table:table-cell>
          <table:table-cell office:value-type="string" table:style-name="ce1">
            <text:p>Exploratory Testing</text:p>
          </table:table-cell>
          <table:table-cell office:value-type="string" table:style-name="ce1">
            <text:p>Check The Name of the Website</text:p>
          </table:table-cell>
          <table:table-cell office:value-type="string" table:style-name="ce26">
            <text:p>Guru99 Bank</text:p>
          </table:table-cell>
          <table:table-cell office:value-type="string" table:style-name="ce1">
            <text:p>Gtpl Bank</text:p>
          </table:table-cell>
          <table:table-cell office:value-type="string" table:style-name="ce7">
            <text:p>High</text:p>
          </table:table-cell>
          <table:table-cell office:value-type="string" table:style-name="ce7">
            <text:p>Low</text:p>
          </table:table-cell>
          <table:table-cell table:number-columns-repeated="16374"/>
        </table:table-row>
        <table:table-row table:number-rows-repeated="104848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7-22T19:38:38Z</meta:creation-date>
    <dc:date>2025-07-24T23:00:04Z</dc:date>
  </office:meta>
</office:document-meta>
</file>